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ashed" svg:stroke-width="0.05cm" draw:marker-start-width="0.125cm" draw:marker-end-width="0.12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false" fo:min-height="0cm" fo:min-width="4.73cm" fo:padding-top="0.175cm" fo:padding-bottom="0.175cm" fo:padding-left="0.3cm" fo:padding-right="0.3cm"/>
    </style:style>
    <style:style style:name="gr4" style:family="graphic" style:parent-style-name="standard">
      <style:graphic-properties svg:stroke-width="0.02cm" svg:stroke-color="#000000" draw:marker-start-width="0.03cm" draw:marker-end-width="0.03cm" draw:fill="solid" draw:fill-color="#cfe7f5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ff" draw:fill="solid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fill="none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1.099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fill="non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80" draw:fill="hatch" draw:fill-hatch-name="Blue_20_Crossed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draw:fill="none" fo:min-height="0.476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fill="gradient" draw:fill-gradient-name="Rectangular_20_red_2f_whit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fill="solid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ff" fo:font-size="10pt" style:font-size-asian="10pt" style:font-size-complex="10pt"/>
    </style:style>
    <style:style style:name="T6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cm" svg:height="0.9cm" svg:x="2.7cm" svg:y="1.6cm">
          <text:p text:style-name="P1">Student_chapter_vie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4cm" svg:x2="13.8cm" svg:y2="2.9cm">
          <text:p/>
        </draw:line>
        <draw:frame draw:style-name="gr3" draw:layer="layout" svg:width="6.3cm" svg:height="1.461cm" svg:x="13.7cm" svg:y="2.2cm">
          <draw:text-box>
            <text:p><text:span text:style-name="T1">A drop down buton that lists all chapters.</text:span></text:p>
          </draw:text-box>
        </draw:frame>
        <draw:frame draw:style-name="gr3" draw:text-style-name="P2" draw:layer="layout" svg:width="6.4cm" svg:height="1.773cm" svg:x="13.9cm" svg:y="4.264cm">
          <draw:text-box>
            <text:p text:style-name="P2"><text:span text:style-name="T2">List container will contain all available videos for this chapter here.</text:span></text:p>
          </draw:text-box>
        </draw:frame>
        <draw:custom-shape draw:style-name="gr4" draw:text-style-name="P3" draw:layer="layout" svg:width="1.819cm" svg:height="1.5cm" svg:x="2.536cm" svg:y="13.491cm">
          <text:p text:style-name="P3"><text:span text:style-name="T3">Home</text:span></text:p>
          <draw:enhanced-geometry svg:viewBox="0 0 21600 21600" draw:text-areas="0 0 21600 21600" draw:type="pentagon-right" draw:modifiers="16548.12593703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456cm" svg:height="1.4cm" svg:x="4.141cm" svg:y="13.541cm">
          <text:p text:style-name="P4"><text:span text:style-name="T2">Punjab</text:span></text:p>
          <draw:enhanced-geometry svg:viewBox="0 0 21600 21600" draw:text-areas="0 0 21600 21600" draw:type="chevron" draw:modifiers="18281.229174379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138cm" svg:height="1.4cm" svg:x="6.37cm" svg:y="13.541cm">
          <text:p text:style-name="P4"><text:span text:style-name="T2">10th</text:span></text:p>
          <draw:enhanced-geometry svg:viewBox="0 0 21600 21600" draw:text-areas="0 0 21600 21600" draw:type="chevron" draw:modifiers="17520.71458953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365cm" svg:height="1.4cm" svg:x="8.235cm" svg:y="13.541cm">
          <text:p text:style-name="P4"><text:span text:style-name="T2">Physics</text:span></text:p>
          <draw:enhanced-geometry svg:viewBox="0 0 21600 21600" draw:text-areas="0 0 21600 21600" draw:type="chevron" draw:modifiers="17597.2318339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1.6cm" svg:y1="4.7cm" svg:x2="14cm" svg:y2="5.5cm">
          <text:p/>
        </draw:line>
        <draw:line draw:style-name="gr2" draw:text-style-name="P1" draw:layer="layout" svg:x1="2.4cm" svg:y1="16.7cm" svg:x2="3.1cm" svg:y2="15cm">
          <text:p/>
        </draw:line>
        <draw:frame draw:style-name="gr3" draw:text-style-name="P2" draw:layer="layout" svg:width="6.1cm" svg:height="0.825cm" svg:x="1.4cm" svg:y="16.801cm">
          <draw:text-box>
            <text:p text:style-name="P2"><text:span text:style-name="T2">(Student_home)</text:span></text:p>
          </draw:text-box>
        </draw:frame>
        <draw:frame draw:style-name="gr3" draw:text-style-name="P2" draw:layer="layout" svg:width="6.1cm" svg:height="0.825cm" svg:x="4.2cm" svg:y="16.002cm">
          <draw:text-box>
            <text:p text:style-name="P2"><text:span text:style-name="T2">(Select_textbook_board.)</text:span></text:p>
          </draw:text-box>
        </draw:frame>
        <draw:line draw:style-name="gr2" draw:text-style-name="P1" draw:layer="layout" svg:x1="6cm" svg:y1="16.1cm" svg:x2="5.475cm" svg:y2="14.975cm">
          <text:p/>
        </draw:line>
        <draw:custom-shape draw:style-name="gr5" draw:text-style-name="P5" draw:layer="layout" svg:width="2.4cm" svg:height="1.1cm" svg:x="2.6cm" svg:y="3cm">
          <text:p text:style-name="P5"><text:span text:style-name="T4">Select</text:span></text:p>
          <text:p text:style-name="P5"><text:span text:style-name="T4">Ch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501cm" svg:height="0.3cm" draw:transform="skewX (0.0132645023151569) translate (4.392cm 3.4cm)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9cm" svg:height="9cm" svg:x="2.6cm" svg:y="4.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5.793cm" svg:height="1.483cm" svg:x="2.792cm" svg:y="4.658cm">
          <draw:text-box>
            <text:p><text:span text:style-name="T5">Newton's first law of motion.</text:span></text:p>
            <text:p><text:span text:style-name="T4">By </text:span><text:span text:style-name="T6">Mr. Xyz.</text:span><text:span text:style-name="T4"> </text:span></text:p>
            <text:p><text:span text:style-name="T4">Video tags: 10th, physics, punjab.</text:span></text:p>
          </draw:text-box>
        </draw:frame>
        <draw:frame draw:style-name="gr8" draw:layer="layout" svg:width="5.793cm" svg:height="1.483cm" svg:x="2.793cm" svg:y="6.059cm">
          <draw:text-box>
            <text:p><text:span text:style-name="T5">Newton's first law of motion.</text:span></text:p>
            <text:p><text:span text:style-name="T4">By </text:span><text:span text:style-name="T6">Mr. ABC</text:span><text:span text:style-name="T4"> </text:span></text:p>
            <text:p><text:span text:style-name="T4">Video tags: 10th, physics, punjab.</text:span></text:p>
          </draw:text-box>
        </draw:frame>
        <draw:frame draw:style-name="gr8" draw:layer="layout" svg:width="5.793cm" svg:height="1.483cm" svg:x="2.794cm" svg:y="7.66cm">
          <draw:text-box>
            <text:p><text:span text:style-name="T5">Newton's second law of motion.</text:span></text:p>
            <text:p><text:span text:style-name="T4">By </text:span><text:span text:style-name="T6">Mr. GHI</text:span></text:p>
            <text:p><text:span text:style-name="T4">Video tags: 10th, physics, punjab.</text:span></text:p>
          </draw:text-box>
        </draw:frame>
        <draw:frame draw:style-name="gr8" draw:layer="layout" svg:width="5.793cm" svg:height="1.483cm" svg:x="2.795cm" svg:y="9.161cm">
          <draw:text-box>
            <text:p><text:span text:style-name="T5">Velocity and Acceleration</text:span></text:p>
            <text:p><text:span text:style-name="T4">By </text:span><text:span text:style-name="T6">Mr. PQR</text:span></text:p>
            <text:p><text:span text:style-name="T4">Video tags: 10th, physics, punjab.</text:span></text:p>
          </draw:text-box>
        </draw:frame>
        <draw:frame draw:style-name="gr8" draw:layer="layout" svg:width="5.793cm" svg:height="1.483cm" svg:x="2.796cm" svg:y="10.562cm">
          <draw:text-box>
            <text:p><text:span text:style-name="T5">Excercises for Chapter 2</text:span></text:p>
            <text:p><text:span text:style-name="T4">By </text:span><text:span text:style-name="T6">Mr. maq</text:span><text:span text:style-name="T4"> </text:span></text:p>
            <text:p><text:span text:style-name="T4">Video tags: 10th, physics, punjab.</text:span></text:p>
          </draw:text-box>
        </draw:frame>
        <draw:frame draw:style-name="gr8" draw:layer="layout" svg:width="5.793cm" svg:height="1.483cm" svg:x="2.797cm" svg:y="11.963cm">
          <draw:text-box>
            <text:p><text:span text:style-name="T5">Newton's third law of motion.</text:span></text:p>
            <text:p><text:span text:style-name="T4">By </text:span><text:span text:style-name="T6">Mr. Xyz.</text:span><text:span text:style-name="T4"> </text:span></text:p>
            <text:p><text:span text:style-name="T4">Video tags: 10th, physics, punjab.</text:span></text:p>
          </draw:text-box>
        </draw:frame>
        <draw:line draw:style-name="gr9" draw:text-style-name="P1" draw:layer="layout" svg:x1="2.7cm" svg:y1="6.1cm" svg:x2="9.7cm" svg:y2="6.1cm">
          <text:p/>
        </draw:line>
        <draw:line draw:style-name="gr9" draw:text-style-name="P1" draw:layer="layout" svg:x1="2.675cm" svg:y1="7.575cm" svg:x2="9.675cm" svg:y2="7.575cm">
          <text:p/>
        </draw:line>
        <draw:line draw:style-name="gr9" draw:text-style-name="P1" draw:layer="layout" svg:x1="2.675cm" svg:y1="6.075cm" svg:x2="11.2cm" svg:y2="6.1cm">
          <text:p/>
        </draw:line>
        <draw:line draw:style-name="gr9" draw:text-style-name="P1" draw:layer="layout" svg:x1="2.675cm" svg:y1="9.175cm" svg:x2="9.675cm" svg:y2="9.175cm">
          <text:p/>
        </draw:line>
        <draw:line draw:style-name="gr9" draw:text-style-name="P1" draw:layer="layout" svg:x1="2.675cm" svg:y1="10.643cm" svg:x2="9.675cm" svg:y2="10.643cm">
          <text:p/>
        </draw:line>
        <draw:line draw:style-name="gr9" draw:text-style-name="P1" draw:layer="layout" svg:x1="2.675cm" svg:y1="12.007cm" svg:x2="9.675cm" svg:y2="12.007cm">
          <text:p/>
        </draw:line>
        <draw:frame draw:style-name="gr3" draw:text-style-name="P2" draw:layer="layout" svg:width="6.3cm" svg:height="1.773cm" svg:x="13.6cm" svg:y="8.345cm">
          <draw:text-box>
            <text:p text:style-name="P2"><text:span text:style-name="T2">Clicking instructor name should show the page of this instructror.</text:span></text:p>
          </draw:text-box>
        </draw:frame>
        <draw:custom-shape draw:style-name="gr10" draw:text-style-name="P1" draw:layer="layout" svg:width="10.4cm" svg:height="13.2cm" svg:x="2.3cm" svg:y="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cm" svg:height="8.8cm" svg:x="11.2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cm" svg:height="1cm" svg:x="11.2cm" svg:y="9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6cm" svg:y1="10cm" svg:x2="16.175cm" svg:y2="11.275cm">
          <text:p/>
        </draw:line>
        <draw:frame draw:style-name="gr3" draw:text-style-name="P2" draw:layer="layout" svg:width="3.3cm" svg:height="0.825cm" svg:x="15.4cm" svg:y="11.12cm">
          <draw:text-box>
            <text:p text:style-name="P2"><text:span text:style-name="T2">Scroll bar.</text:span></text:p>
          </draw:text-box>
        </draw:frame>
        <draw:frame draw:style-name="gr13" draw:text-style-name="P2" draw:layer="layout" svg:width="6.5cm" svg:height="1.723cm" svg:x="13.6cm" svg:y="6.151cm">
          <draw:text-box>
            <text:p text:style-name="P2"><text:span text:style-name="T2">Clicking a video title should take the visitor to video play page.</text:span></text:p>
          </draw:text-box>
        </draw:frame>
        <draw:g>
          <draw:custom-shape draw:style-name="gr14" draw:text-style-name="P1" draw:layer="layout" svg:width="1.2cm" svg:height="1.1cm" svg:x="9.212cm" svg:y="4.7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799cm" svg:height="0.526cm" draw:transform="skewX (-0.0699877030049726) rotate (-1.61565128857115) translate (10.176cm 4.875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2921.64261931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4" draw:text-style-name="P1" draw:layer="layout" svg:width="1.2cm" svg:height="1.1cm" svg:x="9.212cm" svg:y="6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799cm" svg:height="0.526cm" draw:transform="skewX (-0.0699877030049726) rotate (-1.61565128857115) translate (10.176cm 6.45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2921.64261931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4" draw:text-style-name="P1" draw:layer="layout" svg:width="1.2cm" svg:height="1.1cm" svg:x="9.212cm" svg:y="7.8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799cm" svg:height="0.526cm" draw:transform="skewX (-0.0699877030049726) rotate (-1.61565128857115) translate (10.176cm 7.925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2921.64261931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4" draw:text-style-name="P1" draw:layer="layout" svg:width="1.2cm" svg:height="1.1cm" svg:x="9.212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799cm" svg:height="0.526cm" draw:transform="skewX (-0.0699877030049726) rotate (-1.61565128857115) translate (10.176cm 9.5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2921.64261931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4" draw:text-style-name="P1" draw:layer="layout" svg:width="1.2cm" svg:height="1.1cm" svg:x="9.212cm" svg:y="10.7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799cm" svg:height="0.526cm" draw:transform="skewX (-0.0699877030049726) rotate (-1.61565128857115) translate (10.176cm 10.875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2921.64261931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4" draw:text-style-name="P1" draw:layer="layout" svg:width="1.2cm" svg:height="1.1cm" svg:x="9.212cm" svg:y="12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799cm" svg:height="0.526cm" draw:transform="skewX (-0.0699877030049726) rotate (-1.61565128857115) translate (10.176cm 12.249cm)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2921.64261931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1" draw:layer="layout" svg:x1="2.651cm" svg:y1="7.551cm" svg:x2="11.176cm" svg:y2="7.576cm">
          <text:p/>
        </draw:line>
        <draw:line draw:style-name="gr9" draw:text-style-name="P1" draw:layer="layout" svg:x1="2.651cm" svg:y1="9.151cm" svg:x2="11.176cm" svg:y2="9.176cm">
          <text:p/>
        </draw:line>
        <draw:line draw:style-name="gr9" draw:text-style-name="P1" draw:layer="layout" svg:x1="2.651cm" svg:y1="10.619cm" svg:x2="11.176cm" svg:y2="10.644cm">
          <text:p/>
        </draw:line>
        <draw:line draw:style-name="gr9" draw:text-style-name="P1" draw:layer="layout" svg:x1="2.651cm" svg:y1="11.983cm" svg:x2="11.176cm" svg:y2="12.008cm">
          <text:p/>
        </draw:line>
        <draw:line draw:style-name="gr9" draw:text-style-name="P1" draw:layer="layout" svg:x1="2.651cm" svg:y1="6.051cm" svg:x2="11.176cm" svg:y2="6.076cm">
          <text:p/>
        </draw:line>
        <draw:custom-shape draw:style-name="gr5" draw:text-style-name="P5" draw:layer="layout" svg:width="1.725cm" svg:height="1.4cm" svg:x="10.675cm" svg:y="13.6cm">
          <text:p text:style-name="P5"><text:span text:style-name="T4"/></text:p>
          <text:p text:style-name="P5"><text:span text:style-name="T4">Select</text:span></text:p>
          <text:p text:style-name="P5"><text:span text:style-name="T4">Ch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501cm" svg:height="0.274cm" draw:transform="skewX (0.0132645023151569) rotate (3.09813395521513) translate (11.765cm 13.985cm)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0.5cm" svg:y1="12.7cm" svg:x2="16.751cm" svg:y2="13.651cm">
          <text:p/>
        </draw:line>
        <draw:frame draw:style-name="gr3" draw:text-style-name="P2" draw:layer="layout" svg:width="4.4cm" svg:height="1.773cm" svg:x="15.6cm" svg:y="12.947cm">
          <draw:text-box>
            <text:p text:style-name="P2"><text:span text:style-name="T2">Play button should take visitor to video play page</text:span></text:p>
          </draw:text-box>
        </draw:frame>
        <draw:line draw:style-name="gr2" draw:text-style-name="P1" draw:layer="layout" svg:x1="7.4cm" svg:y1="5.1cm" svg:x2="13.9cm" svg:y2="6.4cm">
          <text:p/>
        </draw:line>
        <draw:line draw:style-name="gr2" draw:text-style-name="P1" draw:layer="layout" svg:x1="4.9cm" svg:y1="5.4cm" svg:x2="13.6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 draw:measure-align="left-out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azi </meta:initial-creator>
    <meta:creation-date>2015-08-17T14:43:21.189866576</meta:creation-date>
    <dc:date>2015-08-20T19:08:45</dc:date>
    <dc:creator>Qazi </dc:creator>
    <meta:editing-duration>P2DT22H49M41S</meta:editing-duration>
    <meta:editing-cycles>11</meta:editing-cycles>
    <meta:generator>LibreOffice/3.5$Linux_x86 LibreOffice_project/350m1$Build-2</meta:generator>
    <meta:document-statistic meta:object-count="64"/>
  </office:meta>
</office:document-meta>
</file>